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style:writing-mode="page"/>
    </style:style>
    <style:style style:name="P1" style:family="paragraph" style:parent-style-name="Heading_20_1">
      <style:text-properties fo:font-variant="normal" fo:text-transform="none" fo:color="#33475b" loext:opacity="100%" style:font-name="Liberation Serif" fo:font-size="12pt" fo:letter-spacing="normal" fo:font-style="normal" fo:font-weight="bold" style:font-size-asian="12pt" style:font-size-complex="12pt" loext:padding="0in" loext:border="none"/>
    </style:style>
    <style:style style:name="P2" style:family="paragraph" style:parent-style-name="Heading_20_3">
      <style:paragraph-properties fo:margin-left="0in" fo:margin-right="0in" fo:orphans="2" fo:widows="2" fo:text-indent="0in" style:auto-text-indent="false" fo:padding="0in" fo:border="none"/>
      <style:text-properties fo:font-variant="normal" fo:text-transform="none" fo:color="#33475b" loext:opacity="100%" style:font-name="Liberation Serif" fo:font-size="12pt" fo:letter-spacing="normal" fo:font-style="normal" fo:font-weight="bold" style:font-size-asian="12pt" style:font-size-complex="12pt"/>
    </style:style>
    <style:style style:name="P3" style:family="paragraph" style:parent-style-name="Heading_20_4">
      <style:paragraph-properties fo:margin-left="0in" fo:margin-right="0in" fo:orphans="2" fo:widows="2" fo:text-indent="0in" style:auto-text-indent="false" fo:padding="0in" fo:border="none"/>
      <style:text-properties fo:font-variant="normal" fo:text-transform="none" fo:color="#33475b" loext:opacity="100%" style:font-name="Liberation Serif" fo:font-size="12pt" fo:letter-spacing="normal" fo:font-style="normal" fo:font-weight="bold" style:font-size-asian="12pt" style:font-size-complex="12pt"/>
    </style:style>
    <style:style style:name="P4" style:family="paragraph" style:parent-style-name="Text_20_body">
      <style:paragraph-properties fo:margin-left="0in" fo:margin-right="0in" fo:orphans="2" fo:widows="2" fo:text-indent="0in" style:auto-text-indent="false" fo:padding="0in" fo:border="none"/>
      <style:text-properties fo:font-variant="normal" fo:text-transform="none" fo:color="#33475b" loext:opacity="100%" style:font-name="Liberation Serif" fo:font-size="12pt" fo:letter-spacing="normal" fo:font-style="normal" fo:font-weight="normal" style:font-size-asian="12pt" style:font-size-complex="12pt"/>
    </style:style>
    <style:style style:name="P5" style:family="paragraph" style:parent-style-name="Standard">
      <style:text-properties style:font-name="Liberation Serif" fo:font-size="12pt" style:text-underline-style="none" fo:font-weight="normal" officeooo:rsid="00136239" officeooo:paragraph-rsid="00136239" style:font-size-asian="12pt" style:font-weight-asian="normal" style:font-size-complex="12pt" style:font-weight-complex="normal"/>
    </style:style>
    <style:style style:name="P6" style:family="paragraph" style:parent-style-name="Standard">
      <style:text-properties style:font-name="Liberation Serif" fo:font-size="12pt" style:text-underline-style="none" fo:font-weight="normal" officeooo:rsid="0014f60c" officeooo:paragraph-rsid="00136239" style:font-size-asian="12pt" style:font-weight-asian="normal" style:font-size-complex="12pt" style:font-weight-complex="normal"/>
    </style:style>
    <style:style style:name="P7" style:family="paragraph" style:parent-style-name="Standard">
      <style:text-properties style:font-name="Liberation Serif" fo:font-size="12pt" style:text-underline-style="none" fo:font-weight="normal" officeooo:rsid="0014f60c" officeooo:paragraph-rsid="0014f60c" style:font-size-asian="12pt" style:font-weight-asian="normal" style:font-size-complex="12pt" style:font-weight-complex="normal"/>
    </style:style>
    <style:style style:name="P8" style:family="paragraph" style:parent-style-name="Standard">
      <style:text-properties style:font-name="Liberation Serif" fo:font-size="12pt" style:text-underline-style="none" fo:font-weight="normal" officeooo:rsid="001593f0" officeooo:paragraph-rsid="001593f0" style:font-size-asian="12pt" style:font-weight-asian="normal" style:font-size-complex="12pt" style:font-weight-complex="normal"/>
    </style:style>
    <style:style style:name="P9" style:family="paragraph" style:parent-style-name="Standard">
      <style:text-properties style:font-name="Liberation Serif" fo:font-size="12pt" style:text-underline-style="none" fo:font-weight="normal" officeooo:rsid="001593f0" officeooo:paragraph-rsid="0018f3b6" style:font-size-asian="12pt" style:font-weight-asian="normal" style:font-size-complex="12pt" style:font-weight-complex="normal"/>
    </style:style>
    <style:style style:name="P10" style:family="paragraph" style:parent-style-name="Standard">
      <style:text-properties style:font-name="Liberation Serif" fo:font-size="12pt" style:text-underline-style="none" fo:font-weight="normal" officeooo:rsid="0017456e" officeooo:paragraph-rsid="0017456e" style:font-size-asian="12pt" style:font-weight-asian="normal" style:font-size-complex="12pt" style:font-weight-complex="normal"/>
    </style:style>
    <style:style style:name="P11" style:family="paragraph" style:parent-style-name="Standard">
      <style:text-properties style:font-name="Liberation Serif" fo:font-size="12pt" style:text-underline-style="none" fo:font-weight="normal" officeooo:rsid="00151b4e" officeooo:paragraph-rsid="00151b4e" style:font-size-asian="12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017f8e0" officeooo:paragraph-rsid="0017f8e0" style:font-size-asian="12pt" style:font-weight-asian="normal" style:font-size-complex="12pt" style:font-weight-complex="normal"/>
    </style:style>
    <style:style style:name="P13" style:family="paragraph" style:parent-style-name="Standard">
      <style:text-properties style:font-name="Liberation Serif" fo:font-size="12pt" style:text-underline-style="solid" style:text-underline-width="auto" style:text-underline-color="font-color" fo:font-weight="bold" officeooo:rsid="00136239" style:font-size-asian="12pt" style:font-weight-asian="bold" style:font-size-complex="12pt" style:font-weight-complex="bold"/>
    </style:style>
    <style:style style:name="P14" style:family="paragraph" style:parent-style-name="Standard">
      <style:text-properties style:font-name="Liberation Serif" fo:font-size="12pt" style:text-underline-style="solid" style:text-underline-width="auto" style:text-underline-color="font-color" fo:font-weight="bold" officeooo:paragraph-rsid="00136239" style:font-size-asian="12pt" style:font-weight-asian="bold" style:font-size-complex="12pt" style:font-weight-complex="bold"/>
    </style:style>
    <style:style style:name="P15" style:family="paragraph" style:parent-style-name="Standard">
      <style:text-properties style:font-name="Liberation Serif" fo:font-size="12pt" style:text-underline-style="solid" style:text-underline-width="auto" style:text-underline-color="font-color" fo:font-weight="bold" officeooo:rsid="0014f60c" officeooo:paragraph-rsid="0014f60c" style:font-size-asian="12pt" style:font-weight-asian="bold" style:font-size-complex="12pt" style:font-weight-complex="bold"/>
    </style:style>
    <style:style style:name="P16" style:family="paragraph" style:parent-style-name="Standard">
      <style:text-properties style:font-name="Liberation Serif" fo:font-size="12pt" style:text-underline-style="solid" style:text-underline-width="auto" style:text-underline-color="font-color" fo:font-weight="bold" officeooo:rsid="00151b4e" officeooo:paragraph-rsid="00151b4e" style:font-size-asian="12pt" style:font-weight-asian="bold" style:font-size-complex="12pt" style:font-weight-complex="bold"/>
    </style:style>
    <style:style style:name="P17" style:family="paragraph" style:parent-style-name="Standard">
      <style:text-properties style:font-name="Liberation Serif" fo:font-size="12pt" style:text-underline-style="solid" style:text-underline-width="auto" style:text-underline-color="font-color" fo:font-weight="bold" officeooo:rsid="001593f0" officeooo:paragraph-rsid="001593f0" style:font-size-asian="12pt" style:font-weight-asian="bold" style:font-size-complex="12pt" style:font-weight-complex="bold"/>
    </style:style>
    <style:style style:name="P18" style:family="paragraph" style:parent-style-name="Standard">
      <style:text-properties style:font-name="Liberation Serif" fo:font-size="12pt" style:text-underline-style="solid" style:text-underline-width="auto" style:text-underline-color="font-color" fo:font-weight="bold" officeooo:rsid="0017456e" officeooo:paragraph-rsid="0017456e" style:font-size-asian="12pt" style:font-weight-asian="bold" style:font-size-complex="12pt" style:font-weight-complex="bold"/>
    </style:style>
    <style:style style:name="P19" style:family="paragraph" style:parent-style-name="Standard">
      <style:text-properties style:font-name="Liberation Serif" fo:font-size="12pt" style:text-underline-style="solid" style:text-underline-width="auto" style:text-underline-color="font-color" fo:font-weight="normal" officeooo:rsid="0017f8e0" officeooo:paragraph-rsid="0017f8e0" style:font-size-asian="12pt" style:font-weight-asian="normal" style:font-size-complex="12pt" style:font-weight-complex="normal"/>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officeooo:paragraph-rsid="00136239" style:font-size-asian="12pt" style:font-size-complex="12pt"/>
    </style:style>
    <style:style style:name="P22" style:family="paragraph" style:parent-style-name="Standard">
      <style:text-properties style:font-name="Liberation Serif" fo:font-size="12pt" officeooo:paragraph-rsid="0014f60c" style:font-size-asian="12pt" style:font-size-complex="12pt"/>
    </style:style>
    <style:style style:name="P23" style:family="paragraph" style:parent-style-name="Standard">
      <style:text-properties style:font-name="Liberation Serif" fo:font-size="12pt" officeooo:rsid="00151b4e" officeooo:paragraph-rsid="00151b4e" style:font-size-asian="12pt" style:font-size-complex="12pt"/>
    </style:style>
    <style:style style:name="P24" style:family="paragraph" style:parent-style-name="Standard">
      <style:text-properties style:font-name="Liberation Serif" fo:font-size="12pt" officeooo:rsid="001593f0" officeooo:paragraph-rsid="001593f0" style:font-size-asian="12pt" style:font-size-complex="12pt"/>
    </style:style>
    <style:style style:name="P25" style:family="paragraph" style:parent-style-name="Standard">
      <style:text-properties style:font-name="Liberation Serif" fo:font-size="12pt" officeooo:rsid="0017456e" officeooo:paragraph-rsid="0017456e" style:font-size-asian="12pt" style:font-size-complex="12pt"/>
    </style:style>
    <style:style style:name="P26" style:family="paragraph" style:parent-style-name="Table_20_Contents">
      <style:text-properties style:font-name="Liberation Serif" fo:font-size="12pt" style:font-size-asian="12pt" style:font-size-complex="12pt"/>
    </style:style>
    <style:style style:name="P27" style:family="paragraph" style:parent-style-name="Table_20_Contents">
      <style:text-properties style:font-name="Liberation Serif" fo:font-size="12pt" fo:font-weight="bold" officeooo:rsid="0014f60c" officeooo:paragraph-rsid="0014f60c" style:font-size-asian="12pt" style:font-weight-asian="bold" style:font-size-complex="12pt" style:font-weight-complex="bold"/>
    </style:style>
    <style:style style:name="P28" style:family="paragraph" style:parent-style-name="Standard">
      <style:text-properties officeooo:paragraph-rsid="00151b4e"/>
    </style:style>
    <style:style style:name="P2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30" style:family="paragraph" style:parent-style-name="Heading_20_2">
      <style:paragraph-properties fo:margin-left="0in" fo:margin-right="0in" fo:margin-top="0in" fo:margin-bottom="0in" style:contextual-spacing="false" fo:orphans="2" fo:widows="2" fo:text-indent="0in" style:auto-text-indent="false" fo:padding="0in" fo:border="none"/>
      <style:text-properties fo:font-variant="normal" fo:text-transform="none" fo:color="#33475b" loext:opacity="100%" style:text-line-through-style="none" style:text-line-through-type="none" style:font-name="Liberation Serif" fo:font-size="12pt" fo:letter-spacing="normal" fo:font-style="normal" style:text-underline-style="none" fo:font-weight="normal" style:text-blinking="false" fo:background-color="#f5f8fa" style:font-size-asian="12pt" style:font-size-complex="12pt" loext:padding="0in" loext:border="none"/>
    </style:style>
    <style:style style:name="P31" style:family="paragraph" style:parent-style-name="Standard">
      <style:text-properties style:font-name="Liberation Serif" fo:font-size="12pt" style:text-underline-style="solid" style:text-underline-width="auto" style:text-underline-color="font-color" fo:font-weight="bold" officeooo:rsid="00151b4e" officeooo:paragraph-rsid="00151b4e" style:font-size-asian="12pt" style:font-weight-asian="bold" style:font-size-complex="12pt" style:font-weight-complex="bold"/>
    </style:style>
    <style:style style:name="P32" style:family="paragraph" style:parent-style-name="Standard">
      <style:text-properties style:font-name="Liberation Serif" fo:font-size="12pt" style:text-underline-style="solid" style:text-underline-width="auto" style:text-underline-color="font-color" fo:font-weight="bold" officeooo:rsid="0017456e" officeooo:paragraph-rsid="0017456e" style:font-size-asian="12pt" style:font-weight-asian="bold" style:font-size-complex="12pt" style:font-weight-complex="bold"/>
    </style:style>
    <style:style style:name="P33" style:family="paragraph" style:parent-style-name="Standard">
      <style:text-properties style:font-name="Liberation Serif" fo:font-size="12pt" style:text-underline-style="none" fo:font-weight="normal" officeooo:rsid="001c2eec" officeooo:paragraph-rsid="001c2eec" style:font-size-asian="12pt" style:font-weight-asian="normal" style:font-size-complex="12pt" style:font-weight-complex="normal"/>
    </style:style>
    <style:style style:name="P34" style:family="paragraph" style:parent-style-name="Standard">
      <style:text-properties style:font-name="Liberation Serif" fo:font-size="12pt" officeooo:rsid="001593f0" officeooo:paragraph-rsid="001593f0" style:font-size-asian="12pt" style:font-size-complex="12pt"/>
    </style:style>
    <style:style style:name="P35" style:family="paragraph" style:parent-style-name="Standard">
      <style:text-properties officeooo:paragraph-rsid="001593f0"/>
    </style:style>
    <style:style style:name="P36" style:family="paragraph" style:parent-style-name="Standard">
      <style:text-properties officeooo:rsid="00164e2c" officeooo:paragraph-rsid="001c2eec"/>
    </style:style>
    <style:style style:name="P37" style:family="paragraph" style:parent-style-name="Standard">
      <style:text-properties style:text-underline-style="solid" style:text-underline-width="auto" style:text-underline-color="font-color" officeooo:rsid="00149b98" officeooo:paragraph-rsid="001c2eec"/>
    </style:style>
    <style:style style:name="P38" style:family="paragraph" style:parent-style-name="Standard">
      <style:text-properties officeooo:rsid="00149b98" officeooo:paragraph-rsid="001c2eec"/>
    </style:style>
    <style:style style:name="P39"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33475b" loext:opacity="100%" style:font-name="Liberation Serif" fo:font-size="12pt" fo:letter-spacing="normal" fo:font-style="normal" fo:font-weight="normal" fo:background-color="#f5f8fa" style:font-size-asian="12pt" style:font-size-complex="12pt" loext:padding="0in" loext:border="none"/>
    </style:style>
    <style:style style:name="P40"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33475b" loext:opacity="100%" style:font-name="Liberation Serif" fo:font-size="12pt" fo:letter-spacing="normal" fo:font-style="normal" fo:font-weight="normal" style:font-size-asian="12pt" style:font-size-complex="12pt"/>
    </style:style>
    <style:style style:name="P41" style:family="paragraph" style:parent-style-name="Text_20_body" style:list-style-name="L3">
      <style:paragraph-properties fo:margin-left="0in" fo:margin-right="0in" fo:orphans="2" fo:widows="2" fo:text-indent="0in" style:auto-text-indent="false" fo:padding="0in" fo:border="none"/>
      <style:text-properties fo:font-variant="normal" fo:text-transform="none" fo:color="#33475b" loext:opacity="100%" style:font-name="Liberation Serif" fo:font-size="12pt" fo:letter-spacing="normal" fo:font-style="normal" fo:font-weight="normal" style:font-size-asian="12pt" style:font-size-complex="12pt"/>
    </style:style>
    <style:style style:name="P42"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33475b" loext:opacity="100%" style:font-name="Liberation Serif" fo:font-size="12pt" fo:letter-spacing="normal" fo:font-style="normal" fo:font-weight="normal" style:font-size-asian="12pt" style:font-size-complex="12pt"/>
    </style:style>
    <style:style style:name="P43" style:family="paragraph" style:parent-style-name="Text_20_body" style:list-style-name="L4">
      <style:paragraph-properties fo:margin-left="0in" fo:margin-right="0in" fo:orphans="2" fo:widows="2" fo:text-indent="0in" style:auto-text-indent="false" fo:padding="0in" fo:border="none"/>
      <style:text-properties fo:font-variant="normal" fo:text-transform="none" fo:color="#33475b" loext:opacity="100%" style:font-name="Liberation Serif" fo:font-size="12pt" fo:letter-spacing="normal" fo:font-style="normal" fo:font-weight="normal" style:font-size-asian="12pt" style:font-size-complex="12pt"/>
    </style:style>
    <style:style style:name="P4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33475b" loext:opacity="100%"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P45"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P46" style:family="paragraph" style:parent-style-name="Text_20_body" style:list-style-name="L2">
      <style:paragraph-properties fo:margin-left="0in" fo:margin-right="0in" fo:orphans="2" fo:widows="2" fo:text-indent="0in" style:auto-text-indent="false" fo:padding="0in" fo:border="none"/>
    </style:style>
    <style:style style:name="P47"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style>
    <style:style style:name="P48" style:family="paragraph" style:parent-style-name="Text_20_body" style:list-style-name="L5">
      <style:paragraph-properties fo:margin-left="0in" fo:margin-right="0in" fo:orphans="2" fo:widows="2" fo:text-indent="0in" style:auto-text-indent="false" fo:padding="0in" fo:border="none"/>
    </style:style>
    <style:style style:name="P49"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50" style:family="paragraph" style:parent-style-name="Text_20_body" style:list-style-name="L6">
      <style:paragraph-properties fo:margin-left="0in" fo:margin-right="0in" fo:orphans="2" fo:widows="2" fo:text-indent="0in" style:auto-text-indent="false" fo:padding="0in" fo:border="none"/>
    </style:style>
    <style:style style:name="P51"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T1" style:family="text">
      <style:text-properties officeooo:rsid="0014f60c"/>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36239" style:font-weight-asian="normal" style:font-weight-complex="normal"/>
    </style:style>
    <style:style style:name="T4" style:family="text">
      <style:text-properties style:text-underline-style="none" fo:font-weight="normal" officeooo:rsid="0014f60c" style:font-weight-asian="normal" style:font-weight-complex="normal"/>
    </style:style>
    <style:style style:name="T5" style:family="text">
      <style:text-properties style:text-underline-style="none" fo:font-weight="normal" officeooo:rsid="001593f0" style:font-weight-asian="normal" style:font-weight-complex="normal"/>
    </style:style>
    <style:style style:name="T6" style:family="text">
      <style:text-properties style:text-underline-style="none" fo:font-weight="normal" officeooo:rsid="00161608" style:font-weight-asian="normal" style:font-weight-complex="normal"/>
    </style:style>
    <style:style style:name="T7" style:family="text">
      <style:text-properties style:text-underline-style="none" fo:font-weight="normal" officeooo:rsid="0017456e" style:font-weight-asian="normal" style:font-weight-complex="normal"/>
    </style:style>
    <style:style style:name="T8" style:family="text">
      <style:text-properties fo:font-variant="normal" fo:text-transform="none" fo:color="#33475b" loext:opacity="100%"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9" style:family="text">
      <style:text-properties fo:font-variant="normal" fo:text-transform="none" fo:color="#33475b" loext:opacity="100%" style:font-name="Liberation Serif" fo:font-size="12pt" fo:letter-spacing="normal" fo:font-style="normal" fo:font-weight="bold" style:font-size-asian="12pt" style:font-size-complex="12pt" loext:padding="0in" loext:border="none"/>
    </style:style>
    <style:style style:name="T10" style:family="text">
      <style:text-properties fo:font-variant="normal" fo:text-transform="none" fo:color="#33475b" loext:opacity="100%" style:font-name="Liberation Serif" fo:font-size="12pt" fo:letter-spacing="normal" fo:font-style="normal" fo:font-weight="normal" style:font-size-asian="12pt" style:font-size-complex="12pt"/>
    </style:style>
    <style:style style:name="T11" style:family="text">
      <style:text-properties fo:font-variant="normal" fo:text-transform="none" fo:color="#33475b" loext:opacity="100%" style:font-name="Liberation Serif" fo:font-size="12pt" fo:letter-spacing="normal" fo:font-style="normal" fo:font-weight="normal" style:font-size-asian="12pt" style:font-size-complex="12pt" loext:padding="0in" loext:border="none"/>
    </style:style>
    <style:style style:name="T12" style:family="text">
      <style:text-properties fo:font-variant="normal" fo:text-transform="none" fo:color="#33475b" loext:opacity="100%" style:font-name="Liberation Serif" fo:font-size="12pt" fo:letter-spacing="normal" fo:font-style="italic" fo:font-weight="normal" style:font-size-asian="12pt" style:font-size-complex="12pt" loext:padding="0in" loext:border="none"/>
    </style:style>
    <style:style style:name="T13" style:family="text">
      <style:text-properties fo:font-variant="normal" fo:text-transform="none" fo:color="#33475b" loext:opacity="100%" style:font-name="Liberation Serif" fo:font-size="12pt" fo:letter-spacing="normal" fo:font-style="italic" fo:font-weight="bold" style:font-size-asian="12pt" style:font-size-complex="12pt" loext:padding="0in" loext:border="none"/>
    </style:style>
    <style:style style:name="T14" style:family="text">
      <style:text-properties fo:font-variant="normal" fo:text-transform="none" fo:color="#0091ae" loext:opacity="100%" style:text-line-through-style="none" style:text-line-through-type="none" style:font-name="Liberation Serif" fo:font-size="12pt" fo:letter-spacing="normal" fo:font-style="normal" style:text-underline-style="none" fo:font-weight="bold" style:text-blinking="false" style:font-size-asian="12pt" style:font-size-complex="12pt" loext:padding="0in" loext:border="none"/>
    </style:style>
    <style:style style:name="T15" style:family="text">
      <style:text-properties fo:font-variant="normal" fo:text-transform="none" fo:color="#0091ae" loext:opacity="100%" style:text-line-through-style="none" style:text-line-through-type="none" style:font-name="Liberation Serif" fo:font-size="12pt" fo:letter-spacing="normal" fo:font-style="italic" style:text-underline-style="none" fo:font-weight="bold" style:text-blinking="false" style:font-size-asian="12pt" style:font-size-complex="12pt" loext:padding="0in" loext:border="none"/>
    </style:style>
    <style:style style:name="T16" style:family="text">
      <style:text-properties style:font-name="Liberation Serif" fo:font-size="12pt" style:text-underline-style="solid" style:text-underline-width="auto" style:text-underline-color="font-color" fo:font-weight="bold" officeooo:rsid="0017456e" style:font-size-asian="12pt" style:font-weight-asian="bold" style:font-size-complex="12pt" style:font-weight-complex="bold"/>
    </style:style>
    <style:style style:name="T17" style:family="text">
      <style:text-properties style:font-name="Liberation Serif" fo:font-size="12pt" style:text-underline-style="solid" style:text-underline-width="auto" style:text-underline-color="font-color" fo:font-weight="bold" officeooo:rsid="00151b4e" style:font-size-asian="12pt" style:font-weight-asian="bold" style:font-size-complex="12pt" style:font-weight-complex="bold"/>
    </style:style>
    <style:style style:name="T18" style:family="text">
      <style:text-properties style:font-name="Liberation Serif" fo:font-size="12pt" style:text-underline-style="none" fo:font-weight="normal" officeooo:rsid="001593f0" style:font-size-asian="12pt" style:font-weight-asian="normal" style:font-size-complex="12pt" style:font-weight-complex="normal"/>
    </style:style>
    <style:style style:name="T19" style:family="text">
      <style:text-properties style:font-name="Liberation Serif" fo:font-size="12pt" style:text-underline-style="none" fo:font-weight="normal" officeooo:rsid="0017456e" style:font-size-asian="12pt" style:font-weight-asian="normal" style:font-size-complex="12pt"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officeooo:rsid="00136239" style:font-weight-asian="bold" style:font-weight-complex="bold"/>
    </style:style>
    <style:style style:name="T22" style:family="text">
      <style:text-properties style:text-underline-style="solid" style:text-underline-width="auto" style:text-underline-color="font-color" fo:font-weight="bold" officeooo:rsid="0014f60c" style:font-weight-asian="bold" style:font-weight-complex="bold"/>
    </style:style>
    <style:style style:name="T23" style:family="text">
      <style:text-properties style:text-underline-style="solid" style:text-underline-width="auto" style:text-underline-color="font-color" fo:font-weight="bold" officeooo:rsid="0016a509" style:font-weight-asian="bold" style:font-weight-complex="bold"/>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fo:font-weight="normal" officeooo:rsid="0017456e" style:font-weight-asian="normal" style:font-weight-complex="normal"/>
    </style:style>
    <style:style style:name="T26" style:family="text">
      <style:text-properties style:text-underline-style="solid" style:text-underline-width="auto" style:text-underline-color="font-color" fo:font-weight="normal" officeooo:rsid="001bc258" style:font-weight-asian="normal" style:font-weight-complex="normal"/>
    </style:style>
    <style:style style:name="T27" style:family="text">
      <style:text-properties style:text-underline-style="solid" style:text-underline-width="auto" style:text-underline-color="font-color" officeooo:rsid="001c2eec"/>
    </style:style>
    <style:style style:name="T28" style:family="text">
      <style:text-properties officeooo:rsid="00136239"/>
    </style:style>
    <style:style style:name="T29" style:family="text">
      <style:text-properties style:text-position="super 58%"/>
    </style:style>
    <style:style style:name="T30" style:family="text">
      <style:text-properties style:text-position="0% 100%"/>
    </style:style>
    <style:style style:name="T31" style:family="text">
      <style:text-properties officeooo:rsid="0018f3b6"/>
    </style:style>
    <style:style style:name="T32" style:family="text">
      <style:text-properties officeooo:rsid="001ac666"/>
    </style:style>
    <style:style style:name="T33" style:family="text">
      <style:text-properties officeooo:rsid="001bc258"/>
    </style:style>
    <style:style style:name="T34" style:family="text">
      <style:text-properties officeooo:rsid="00152a2d"/>
    </style:style>
    <style:style style:name="T35" style:family="text">
      <style:text-properties officeooo:rsid="00164e2c"/>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tab/><text:tab/><text:tab/><text:tab/><text:span text:style-name="T21"> Convincing pe</text:span><text:span text:style-name="T22">op</text:span><text:span text:style-name="T21">le</text:span></text:p>
      <text:p text:style-name="P13"/>
      <text:p text:style-name="P5">We will finish this <text:span text:style-name="T32">third</text:span> semester trying to master a really important skill, how to convince people. </text:p>
      <text:p text:style-name="P21"><text:span text:style-name="T3">This is something we often have to do at work: convince people that we are right, that our idea/ project is the best, that we can be trusted to </text:span><text:span text:style-name="T4">handle a particular task</text:span><text:span text:style-name="T3">/ to lead a project, <text:s/>that things should be done in this </text:span><text:span text:style-name="T4">way </text:span><text:span text:style-name="T3">and not that way…</text:span></text:p>
      <text:p text:style-name="P5">So let’s try to think a little about what it means to be convincing.</text:p>
      <text:p text:style-name="P5"/>
      <text:p text:style-name="P14"><text:span text:style-name="T28">I) List the names of some people (outside the field of politics) who you think are particularly persuasive and <text:s/>prepare to explain what makes them, in your opinion, <text:s/>especially </text:span><text:span text:style-name="T1">efficient.</text:span></text:p>
      <text:p text:style-name="P6"/>
      <table:table table:name="Table1" table:style-name="Table1">
        <table:table-column table:style-name="Table1.A"/>
        <table:table-column table:style-name="Table1.B"/>
        <table:table-row>
          <table:table-cell table:style-name="Table1.A1" office:value-type="string">
            <text:p text:style-name="P27">NAMES</text:p>
          </table:table-cell>
          <table:table-cell table:style-name="Table1.A1" office:value-type="string">
            <text:p text:style-name="P27">STRENGTHS/ STRONG POINTS</text:p>
          </table:table-cell>
        </table:table-row>
        <table:table-row>
          <table:table-cell table:style-name="Table1.A1" office:value-type="string">
            <text:p text:style-name="P26"/>
            <text:p text:style-name="P26"/>
          </table:table-cell>
          <table:table-cell table:style-name="Table1.A1" office:value-type="string">
            <text:p text:style-name="P26"/>
          </table:table-cell>
        </table:table-row>
        <table:table-row>
          <table:table-cell table:style-name="Table1.A1" office:value-type="string">
            <text:p text:style-name="P26"/>
            <text:p text:style-name="P26"/>
          </table:table-cell>
          <table:table-cell table:style-name="Table1.A1" office:value-type="string">
            <text:p text:style-name="P26"/>
          </table:table-cell>
        </table:table-row>
        <table:table-row>
          <table:table-cell table:style-name="Table1.A1" office:value-type="string">
            <text:p text:style-name="P26"/>
            <text:p text:style-name="P26"/>
          </table:table-cell>
          <table:table-cell table:style-name="Table1.A1" office:value-type="string">
            <text:p text:style-name="P26"/>
          </table:table-cell>
        </table:table-row>
      </table:table>
      <text:p text:style-name="P6"/>
      <text:p text:style-name="P6"/>
      <text:p text:style-name="P15">II) <text:span text:style-name="T32">What should you do to prepare when </text:span><text:s/><text:span text:style-name="T32">you</text:span> try to convince someone ?</text:p>
      <text:p text:style-name="P7"/>
      <text:p text:style-name="P7">a)</text:p>
      <text:p text:style-name="P7">b)</text:p>
      <text:p text:style-name="P7">c)</text:p>
      <text:p text:style-name="P7">d)</text:p>
      <text:p text:style-name="P7">e)</text:p>
      <text:p text:style-name="P7"/>
      <text:p text:style-name="P22"><text:span text:style-name="T22">III) Read the following </text:span><text:span text:style-name="T23">text</text:span><text:span text:style-name="T22"> and highlight the most relevant parts/ ideas:</text:span></text:p>
      <text:p text:style-name="P15"/>
      <table:table table:name="Table2" table:style-name="Table2">
        <table:table-column table:style-name="Table2.A"/>
        <table:table-row>
          <table:table-cell table:style-name="Table2.A1" office:value-type="string">
            <text:h text:style-name="P1" text:outline-level="1"><text:bookmark text:name="hs_cos_wrapper_name"/>5 Clever Ways to Convince Someone (Without Being Dishonest)</text:h>
            <text:p text:style-name="P29"><text:span text:style-name="Strong_20_Emphasis"><text:span text:style-name="T9">Written by </text:span></text:span><text:a xlink:type="simple" xlink:href="https://blog.hubspot.com/sales/author/aja-frost" text:style-name="Internet_20_link" text:visited-style-name="Visited_20_Internet_20_Link"><text:span text:style-name="T8">Aja Frost</text:span></text:a></text:p>
            <text:p text:style-name="P29"><text:a xlink:type="simple" xlink:href="https://blog.hubspot.com/" text:style-name="Internet_20_link" text:visited-style-name="Visited_20_Internet_20_Link"><text:span text:style-name="T8">https://blog.hubspot.com/</text:span></text:a></text:p>
            <text:p text:style-name="P29"><text:span text:style-name="T8"/></text:p>
            <text:h text:style-name="P30" text:outline-level="2">How to Convince Someone</text:h>
            <text:list xml:id="list26625340" text:style-name="L1">
              <text:list-item>
                <text:p text:style-name="P39">Ask them to share their thoughts.</text:p>
              </text:list-item>
              <text:list-item>
                <text:p text:style-name="P39">Match their type of reasoning -- if they're being emotional, appeal to their emotions; if they're relying on logic, be logical.</text:p>
              </text:list-item>
              <text:list-item>
                <text:p text:style-name="P39">Get them to lower their guard with a genuine compliment.</text:p>
              </text:list-item>
              <text:list-item>
                <text:p text:style-name="P39">Pose a counter-argument (without making them defensive).</text:p>
              </text:list-item>
              <text:list-item>
                <text:p text:style-name="P39">Don't hide behind jargon or unnecessarily fancy words.</text:p>
              </text:list-item>
            </text:list>
            <text:p text:style-name="P29"><text:span text:style-name="T10">Some people call George C. Parker the most convincing American who ever lived. Once or twice a week for several years, Parker convinced people </text:span><text:a xlink:type="simple" xlink:href="http://www.nytimes.com/2005/11/27/nyregion/thecity/for-you-half-price.html" office:target-frame-name="_blank" xlink:show="new" text:style-name="Internet_20_link" text:visited-style-name="Visited_20_Internet_20_Link"><text:span text:style-name="T14">he owned the Brooklyn Bridge</text:span></text:a><text:span text:style-name="T10">. After they believed him, he’d sell it to them. His buyers would usually discover the swindle when police arrested them for putting on toll barriers on “their” bridge.</text:span></text:p>
            <text:p text:style-name="P4">While Parker definitely isn't a good role model when it comes to honesty, there's no doubt he knew how to bring others around to his point of view. Once you know exactly how to convince someone (the right way), you'll be a better salesperson, entrepreneur, and/or professional.</text:p>
            <text:h text:style-name="P2" text:outline-level="3"><text:soft-page-break/>1) Give them a chance to explain</text:h>
            <text:p text:style-name="P29"><text:span text:style-name="T10">When was the last time someone convinced </text:span><text:span text:style-name="Emphasis"><text:span text:style-name="T12">you </text:span></text:span><text:span text:style-name="T10">by verbally bulldozing you? Probably never. Even if you submit on the surface, in your head you're still clinging to your beliefs. And you're irritated and resentful of the other person, to boot.</text:span></text:p>
            <text:p text:style-name="P29"><text:span text:style-name="T10">The opposite approach is far more effective: Listen respectfully to the other person. In fact, let them go first. As soon as you decide you want to convince them, say, </text:span><text:span text:style-name="Emphasis"><text:span text:style-name="T12">"I'd love to get your thoughts on X. Would you please share them with me?" </text:span></text:span></text:p>
            <text:p text:style-name="P4">Here are a few alternatives:</text:p>
            <text:list xml:id="list3992219468" text:style-name="L2">
              <text:list-item>
                <text:p text:style-name="P45"><text:span text:style-name="Emphasis"><text:span text:style-name="T12">"I know you'll have some well-thought-out opinions on Y. Are you open to discussing them?"</text:span></text:span></text:p>
              </text:list-item>
              <text:list-item>
                <text:p text:style-name="P45"><text:span text:style-name="Emphasis"><text:span text:style-name="T12">"This sounds like a topic you feel strongly about. It would be great to hear your reasoning."</text:span></text:span></text:p>
              </text:list-item>
              <text:list-item>
                <text:p text:style-name="P45"><text:span text:style-name="Emphasis"><text:span text:style-name="T12">"Could you please walk me through your thought process?"</text:span></text:span></text:p>
              </text:list-item>
              <text:list-item>
                <text:p text:style-name="P46"><text:span text:style-name="Emphasis"><text:span text:style-name="T12">"Let's talk about Z. Please, tell me what you think."</text:span></text:span></text:p>
              </text:list-item>
            </text:list>
            <text:h text:style-name="P2" text:outline-level="3">2) Match their reasoning</text:h>
            <text:p text:style-name="P29"><text:span text:style-name="T10">Turns out, “fight fire with fire” is a smart persuasion technique. </text:span><text:a xlink:type="simple" xlink:href="http://psycnet.apa.org/index.cfm?fa=buy.optionToBuy&amp;id=2008-12903-004" office:target-frame-name="_blank" xlink:show="new" text:style-name="Internet_20_link" text:visited-style-name="Visited_20_Internet_20_Link"><text:span text:style-name="T14">Research proves</text:span></text:a><text:span text:style-name="T10"> that using the same type of reasoning as the person you’re trying to persuade is much more effective than using a different one.</text:span></text:p>
            <text:p text:style-name="P4">So if the other person is being logical, use logic too. If, on the other hand, they’re making decisions based on their emotions, sway them with an emotional argument.</text:p>
            <text:p text:style-name="P4">Let’s say you’re talking to a prospect who’s unsure about changing suppliers. They’ve worked with their current one for 10 years and really like them.</text:p>
            <text:p text:style-name="P29"><text:span text:style-name="T10">Because they’re using emotional reasoning, don’t lead with a logical argument like, </text:span><text:span text:style-name="Emphasis"><text:span text:style-name="T11">“</text:span></text:span><text:span text:style-name="Emphasis"><text:span text:style-name="T12">Switching to our product will cut your manufacturing time by 10%.”</text:span></text:span><text:span text:style-name="T10"> It’s probably not going to resonate.</text:span></text:p>
            <text:p text:style-name="P29"><text:span text:style-name="T10">Instead say, </text:span><text:span text:style-name="Emphasis"><text:span text:style-name="T11">“</text:span></text:span><text:span text:style-name="Emphasis"><text:span text:style-name="T12">I completely understand. We really try to provide that same level of support and trust to all of our customers. In fact, during your first year, we provide a second account manager at no extra cost to make sure your transition is as smooth as possible and you feel secure.”</text:span></text:span></text:p>
            <text:p text:style-name="P4">Not sure how to differentiate between different arguments types? Pay attention to which words the other person is using.</text:p>
            <text:h text:style-name="P3" text:outline-level="4">Logical reasoning words</text:h>
            <text:list xml:id="list2060881223" text:style-name="L3">
              <text:list-item>
                <text:p text:style-name="P40">Analyze</text:p>
              </text:list-item>
              <text:list-item>
                <text:p text:style-name="P40">Calculate</text:p>
              </text:list-item>
              <text:list-item>
                <text:p text:style-name="P40">Conclude</text:p>
              </text:list-item>
              <text:list-item>
                <text:p text:style-name="P40">Compel</text:p>
              </text:list-item>
              <text:list-item>
                <text:p text:style-name="P40">Determine</text:p>
              </text:list-item>
              <text:list-item>
                <text:p text:style-name="P40">Discover</text:p>
              </text:list-item>
              <text:list-item>
                <text:p text:style-name="P40">Find</text:p>
              </text:list-item>
              <text:list-item>
                <text:p text:style-name="P40">Gauge</text:p>
              </text:list-item>
              <text:list-item>
                <text:p text:style-name="P40">Hypothesize</text:p>
              </text:list-item>
              <text:list-item>
                <text:p text:style-name="P40">Predict</text:p>
              </text:list-item>
              <text:list-item>
                <text:p text:style-name="P40">Reveal</text:p>
              </text:list-item>
              <text:list-item>
                <text:p text:style-name="P40">Think</text:p>
              </text:list-item>
              <text:list-item>
                <text:p text:style-name="P40">Validate</text:p>
              </text:list-item>
              <text:list-item>
                <text:p text:style-name="P41"><text:soft-page-break/>Verify</text:p>
              </text:list-item>
            </text:list>
            <text:h text:style-name="P3" text:outline-level="4">Emotional reasoning words</text:h>
            <text:list xml:id="list721609714" text:style-name="L4">
              <text:list-item>
                <text:p text:style-name="P42">Believe</text:p>
              </text:list-item>
              <text:list-item>
                <text:p text:style-name="P42">Feel</text:p>
              </text:list-item>
              <text:list-item>
                <text:p text:style-name="P42">Guess</text:p>
              </text:list-item>
              <text:list-item>
                <text:p text:style-name="P42">Imagine</text:p>
              </text:list-item>
              <text:list-item>
                <text:p text:style-name="P42">Intuit</text:p>
              </text:list-item>
              <text:list-item>
                <text:p text:style-name="P42">Suppose</text:p>
              </text:list-item>
              <text:list-item>
                <text:p text:style-name="P43">Suspect</text:p>
              </text:list-item>
            </text:list>
            <text:h text:style-name="P2" text:outline-level="3">3) Compliment their thought process</text:h>
            <text:p text:style-name="P29"><text:span text:style-name="T10">Next time a prospect says something you agree with, reply, </text:span><text:span text:style-name="Emphasis"><text:span text:style-name="T11">“</text:span></text:span><text:span text:style-name="Emphasis"><text:span text:style-name="T12">It sounds like you’ve put some thought into this.”</text:span></text:span></text:p>
            <text:p text:style-name="P29"><text:span text:style-name="T10">According to </text:span><text:a xlink:type="simple" xlink:href="http://www.ncbi.nlm.nih.gov/pubmed/18729690" office:target-frame-name="_blank" xlink:show="new" text:style-name="Internet_20_link" text:visited-style-name="Visited_20_Internet_20_Link"><text:span text:style-name="T14">a study published in </text:span></text:a><text:a xlink:type="simple" xlink:href="http://www.ncbi.nlm.nih.gov/pubmed/18729690" office:target-frame-name="_blank" xlink:show="new" text:style-name="Internet_20_link" text:visited-style-name="Visited_20_Internet_20_Link"><text:span text:style-name="Emphasis"><text:span text:style-name="T15">The Journal of Personality and Social Psychology</text:span></text:span></text:a><text:span text:style-name="T10">, “Individuals who were led to believe that they had thought a lot about a two-sided message felt more certain about the resulting attitude than people who were led to believe that they had thought only a little about the same message.” In other words, if you make prospects think they’ve spent some time coming to a belief, they’re far likelier to hold on to it.</text:span></text:p>
            <text:p text:style-name="P29"><text:span text:style-name="T10">What would that look like in practice? Imagine the prospect says, </text:span><text:span text:style-name="Emphasis"><text:span text:style-name="T11">“</text:span></text:span><text:span text:style-name="Emphasis"><text:span text:style-name="T12">Since we’re expected to grow 150% in the next year, the flexibility of your software is really appealing.”</text:span></text:span></text:p>
            <text:p text:style-name="P29"><text:span text:style-name="T10">With this trick up your sleeve, you’d respond, </text:span><text:span text:style-name="Emphasis"><text:span text:style-name="T11">“</text:span></text:span><text:span text:style-name="Emphasis"><text:span text:style-name="T12">It seems like you’ve really thought about what you’ll need as you scale.”</text:span></text:span></text:p>
            <text:p text:style-name="P4">Now, validated in their thinking, they’ll be even more convinced your product is a good fit.</text:p>
            <text:p text:style-name="P4">Looking for other options? Try:</text:p>
            <text:list xml:id="list3724409944" text:style-name="L5">
              <text:list-item>
                <text:p text:style-name="P47"><text:span text:style-name="Emphasis"><text:span text:style-name="T12">"You make some great points."</text:span></text:span></text:p>
              </text:list-item>
              <text:list-item>
                <text:p text:style-name="P47"><text:span text:style-name="Emphasis"><text:span text:style-name="T12">"You've definitely given me a lot to mull over."</text:span></text:span></text:p>
              </text:list-item>
              <text:list-item>
                <text:p text:style-name="P47"><text:span text:style-name="Emphasis"><text:span text:style-name="T12">"I'm impressed by your reasoning."</text:span></text:span></text:p>
              </text:list-item>
              <text:list-item>
                <text:p text:style-name="P48"><text:span text:style-name="Emphasis"><text:span text:style-name="T12">"I wish more people had your ability to consider both sides of the topic."</text:span></text:span></text:p>
              </text:list-item>
            </text:list>
            <text:h text:style-name="P2" text:outline-level="3">4) Present the counter-argument</text:h>
            <text:p text:style-name="P4">Not only should you be prepared for any counter-arguments the other person brings up, you might even consider bringing up the counter-arguments for them.</text:p>
            <text:p text:style-name="P29"><text:span text:style-name="T10">It may sound crazy. However, a </text:span><text:a xlink:type="simple" xlink:href="http://www.dokeefe.net/pub/OKeefe09EAC.pdf" office:target-frame-name="_blank" xlink:show="new" text:style-name="Internet_20_link" text:visited-style-name="Visited_20_Internet_20_Link"><text:span text:style-name="T14">meta-analysis of 107 studies</text:span></text:a><text:span text:style-name="T10"> with a total of 20,111 participants showed that, across the board, two-sided arguments are more persuasive than one-sided ones.</text:span></text:p>
            <text:p text:style-name="P4">The key is to refute the counter-argument after you’ve raised it -- otherwise this approach doesn’t work.</text:p>
            <text:p text:style-name="P29"><text:span text:style-name="T10">For example, you could tell the prospect, </text:span><text:span text:style-name="Emphasis"><text:span text:style-name="T11">“</text:span></text:span><text:span text:style-name="Emphasis"><text:span text:style-name="T12">Our accounting software doesn’t enable users to give clients their own accounts. I know that’s a feature you’re interested in.”</text:span></text:span></text:p>
            <text:p text:style-name="P29"><text:span text:style-name="T10">Laying your cards on the table immediately makes you more credible. But you don’t want to leave any potential issues unaddressed, so follow up with: </text:span><text:span text:style-name="Emphasis"><text:span text:style-name="T11">“</text:span></text:span><text:span text:style-name="Emphasis"><text:span text:style-name="T12">We chose to offer automatic, recurring billing instead -- once you’ve set it up, you never have to worry about payments again. Plus, clients can view their invoices in their email without the hassle of logging into a whole new platform.”</text:span></text:span></text:p>
            <text:p text:style-name="P4"><text:soft-page-break/>Because you’ve gained the prospect’s trust, this explanation will be more impactful than if you’d waited for them to bring up the issue.</text:p>
            <text:p text:style-name="P29"><text:span text:style-name="T10">You can even introduce a point you </text:span><text:span text:style-name="Emphasis"><text:span text:style-name="T12">don't </text:span></text:span><text:span text:style-name="T10">think they would have brought up on their own. Again, this sounds counter-productive -- but it will boost your trustworthiness and make you seem more convincing, assuming you successfully dismantle the counter-argument.</text:span></text:p>
            <text:p text:style-name="P29"><text:span text:style-name="T10">To illustrate, you might say, </text:span><text:span text:style-name="Emphasis"><text:span text:style-name="T12">"You might be thinking about safety. Many customers are, in the beginning. Is that something on your mind?"</text:span></text:span></text:p>
            <text:p text:style-name="P29"><text:span text:style-name="T10">Once they say yes (they'll almost always say yes, because they don't want to seem uninformed or careless), you'd respond, </text:span><text:span text:style-name="Emphasis"><text:span text:style-name="T12">"It's a very valid concern. The Consumer Protection Agency has actually found our product makes your home </text:span></text:span><text:span text:style-name="Strong_20_Emphasis"><text:span text:style-name="Emphasis"><text:span text:style-name="T13">more </text:span></text:span></text:span><text:span text:style-name="Emphasis"><text:span text:style-name="T12">safe, because ... "</text:span></text:span></text:p>
            <text:p text:style-name="P4">Ultimately, setting up arguments before knocking them down will make you far more convincing.</text:p>
            <text:h text:style-name="P2" text:outline-level="3">5) Be Clear and Direct</text:h>
            <text:p text:style-name="P4">My brother -- who’s a philosopher -- once handed me an extremely dense text on the Münchhausen trilemma, telling me it would change my life.</text:p>
            <text:p text:style-name="P4">A month later, he asked what I’d thought. I said, “Honestly, I couldn’t understand more than 10 words in a row.”</text:p>
            <text:p text:style-name="P29"><text:span text:style-name="T10">The takeaway: The strength of your argument doesn’t matter </text:span><text:a xlink:type="simple" xlink:href="http://archive.boston.com/bostonglobe/ideas/articles/2010/01/31/easy__true/" office:target-frame-name="_blank" xlink:show="new" text:style-name="Internet_20_link" text:visited-style-name="Visited_20_Internet_20_Link"><text:span text:style-name="T14">if your audience can’t understand it</text:span></text:a><text:span text:style-name="T10">.</text:span></text:p>
            <text:p text:style-name="P4">And this holds true whether you’re talking about a complex psychological theory or how your product works. It might be tempting to fill your explanations with five-dollar words, jargon, and industry buzzwords, but you’ll only confuse your prospects -- and ultimately lose the deal.</text:p>
            <text:p text:style-name="P4">With that in mind, speak as plainly you can. For example:</text:p>
            <text:list xml:id="list1047357393" text:style-name="L6">
              <text:list-item>
                <text:p text:style-name="P49"><text:span text:style-name="Strong_20_Emphasis"><text:span text:style-name="T9">Wrong:</text:span></text:span><text:span text:style-name="T10"> </text:span><text:span text:style-name="Emphasis"><text:span text:style-name="T11">“</text:span></text:span><text:span text:style-name="Emphasis"><text:span text:style-name="T12">We’ve developed a real-time pipeline that ingests the full Twitter stream, then cleanses, transforms, and performs sentiment and multi-dimensional analysis of the Tweets that were related to campaign and finally delivers a valuable real-time decision making platform.”</text:span></text:span></text:p>
              </text:list-item>
              <text:list-item>
                <text:p text:style-name="P50"><text:span text:style-name="Strong_20_Emphasis"><text:span text:style-name="T9">Right:</text:span></text:span><text:span text:style-name="T10"> </text:span><text:span text:style-name="Emphasis"><text:span text:style-name="T11">“</text:span></text:span><text:span text:style-name="Emphasis"><text:span text:style-name="T12">Our tool grabs the data from Twitter accounts, analyzes it, and puts the relevant information in an easy-to-use dashboard. It updates in real time, so you’ll always be making the most informed decision possible.”</text:span></text:span></text:p>
              </text:list-item>
            </text:list>
            <text:p text:style-name="P4">It’s clear which statement is more convincing: The second one.</text:p>
            <text:p text:style-name="P4">When you're unsure whether you're being direct enough, pretend you're speaking to a fifth-grader. This strategy will help you choose clear, comprehensible language and examples.</text:p>
            <text:p text:style-name="P4">Now that you know these science-backed persuasion secrets, moving your prospect’s hearts and minds should be a little easier. But make sure to use your powers for good, not evil -- in other words, don’t sell any bridges.</text:p>
            <text:p text:style-name="P44"/>
            <text:p text:style-name="P26"/>
          </table:table-cell>
        </table:table-row>
      </table:table>
      <text:p text:style-name="P15"/>
      <text:p text:style-name="P7"/>
      <text:p text:style-name="P7"/>
      <text:p text:style-name="P16"/>
      <text:p text:style-name="P16"/>
      <text:p text:style-name="P18"/>
      <text:p text:style-name="P18"><text:soft-page-break/>IV) Other interesting links:</text:p>
      <text:p text:style-name="P18"/>
      <text:p text:style-name="P18"><text:a xlink:type="simple" xlink:href="https://www.wikihow.com/Convince-Anyone-of-Anything" text:style-name="Internet_20_link" text:visited-style-name="Visited_20_Internet_20_Link">https://www.wikihow.com/Convince-Anyone-of-Anything</text:a></text:p>
      <text:p text:style-name="P18"/>
      <text:p text:style-name="P10">and two (short) Ted Talks, if you feel like getting more information on the subject:</text:p>
      <text:p text:style-name="P10"/>
      <text:p text:style-name="P11"><text:a xlink:type="simple" xlink:href="https://www.ted.com/talks/niro_sivanathan_the_counterintuitive_way_to_be_more_persuasive?language=en" text:style-name="Internet_20_link" text:visited-style-name="Visited_20_Internet_20_Link">https://www.ted.com/talks/niro_sivanathan_the_counterintuitive_way_to_be_more_persuasive?language=en</text:a></text:p>
      <text:p text:style-name="P11"/>
      <text:p text:style-name="P11"><text:a xlink:type="simple" xlink:href="https://www.ted.com/talks/hugo_mercier_how_can_you_change_someone_s_mind?language=en" text:style-name="Internet_20_link" text:visited-style-name="Visited_20_Internet_20_Link">https://www.ted.com/talks/hugo_mercier_how_can_you_change_someone_s_mind?language=en</text:a></text:p>
      <text:p text:style-name="P11"/>
      <text:p text:style-name="P28"><text:span text:style-name="T16">V</text:span><text:span text:style-name="T17">) End of semester task:</text:span></text:p>
      <text:p text:style-name="P16"/>
      <text:p text:style-name="P8">Find a partner to work with you. <text:span text:style-name="T33">Convince him or her to work with you :)</text:span></text:p>
      <text:p text:style-name="P23"><text:span text:style-name="T5">Then </text:span><text:span text:style-name="T2">choose a subject among the ones listed below (you can of course suggest another subject and convince me that your idea is better…:) The subject should not be political or religious, it should be something that it would be appropriate to discuss in the workplace and that would not be uselessly controversial).</text:span></text:p>
      <text:p text:style-name="P35"><text:span text:style-name="T18">Once you have told me which subject </text:span><text:span text:style-name="T19">y</text:span><text:span text:style-name="T18">ou have chosen, start preparing…</text:span></text:p>
      <text:p text:style-name="P35"><text:span text:style-name="T18"/></text:p>
      <text:p text:style-name="P37">List of potential subjects for the “Convincing people” exam:</text:p>
      <text:p text:style-name="P38"/>
      <text:p text:style-name="P38">- We should all become vegetarian</text:p>
      <text:p text:style-name="P38">- Ban cars, only <text:span text:style-name="T34">use</text:span> public transport to save the planet</text:p>
      <text:p text:style-name="P38">- Stop animal testing</text:p>
      <text:p text:style-name="P38">- Lots of athletes use doping, let’s legalize drug use in sports</text:p>
      <text:p text:style-name="P38">- Students should pay to study, it would increase their motivation</text:p>
      <text:p text:style-name="P38">- Stop using Google</text:p>
      <text:p text:style-name="P38">- Cloning should/ shouldn’t be allowed</text:p>
      <text:p text:style-name="P38">- Spelling should (shouldn’t be simplified)</text:p>
      <text:p text:style-name="P38">- The greatest film/ series/ game/ book/ band/ actor/ actress...of all time is:</text:p>
      <text:p text:style-name="P38">- Studying abroad for some time (6 months…) should be compulsory to get one’s degree</text:p>
      <text:p text:style-name="P38">- Why animes are better than films</text:p>
      <text:p text:style-name="P38">- Why esport is not a sport</text:p>
      <text:p text:style-name="P38">- Video games are/ are not a form of art</text:p>
      <text:p text:style-name="P38">- Why we should give up (or keep) nuclear power</text:p>
      <text:p text:style-name="P38">- Why is Japan the best place to live?</text:p>
      <text:p text:style-name="P38">- Meditation is the source of happiness</text:p>
      <text:p text:style-name="P38">- Why this world needs to change</text:p>
      <text:p text:style-name="P38">- Why we should give <text:span text:style-name="T35">up</text:span>on social networks</text:p>
      <text:p text:style-name="P38">- <text:span text:style-name="T35">How Tik-Tok can make you smarter</text:span></text:p>
      <text:p text:style-name="P38">- Why cats are so superior to dogs</text:p>
      <text:p text:style-name="P38">- Tea is the best drink in the world</text:p>
      <text:p text:style-name="P38">- Why British food is so special and delicious</text:p>
      <text:p text:style-name="P38">- Why you should build your own computer</text:p>
      <text:p text:style-name="P38">- Why being technologically independent matters</text:p>
      <text:p text:style-name="P38">- Open source softwares are the best</text:p>
      <text:p text:style-name="P38">- Let’s ban superhero movies</text:p>
      <text:p text:style-name="P38">- <text:span text:style-name="T34">Let’s legalize Marijuana</text:span></text:p>
      <text:p text:style-name="P38">- Why we should stop going to KFC</text:p>
      <text:p text:style-name="P38">- Why Metal music can keep you sane</text:p>
      <text:p text:style-name="P38">- Why reading is the best source of escapism</text:p>
      <text:p text:style-name="P36"><text:soft-page-break/>-Why Idris Elba should be the new James Bond</text:p>
      <text:p text:style-name="P36">- Why Chatgpt is (or is not) the beginning of the end</text:p>
      <text:p text:style-name="P36">- Why MrBeast and not Squeezie</text:p>
      <text:p text:style-name="P36">-Why KFC is the place to be</text:p>
      <text:p text:style-name="P36"><text:span text:style-name="T18">- ...</text:span></text:p>
      <text:p text:style-name="P8"/>
      <text:p text:style-name="P8"/>
      <text:p text:style-name="P17">V) Requirements:</text:p>
      <text:p text:style-name="P17"/>
      <text:p text:style-name="P8">You have to produce <text:span text:style-name="T20">a </text:span><text:span text:style-name="T27">professional </text:span><text:span text:style-name="T20">slideshow</text:span>.</text:p>
      <text:p text:style-name="P24"><text:span text:style-name="T2">Your presentation will last between </text:span><text:span text:style-name="T24">8 and 1</text:span><text:span text:style-name="T26">2</text:span><text:span text:style-name="T24"> minutes</text:span><text:span text:style-name="T2"> (not less, not more). </text:span><text:span text:style-name="T6">Have a look at the criteria list to know what the important points are. </text:span><text:span text:style-name="T7">Be careful, for once, you are not asked to weigh the pros and cons of something but instead to </text:span><text:span text:style-name="T25">convince us</text:span><text:span text:style-name="T7"> that something is better than something else, that your idea/ solution/ product is the only valid option!</text:span></text:p>
      <text:p text:style-name="P24"><text:span text:style-name="T7"/></text:p>
      <text:p text:style-name="P33">Deadline to send me your slideshow:</text:p>
      <text:p text:style-name="P33">10<text:span text:style-name="T29">th</text:span> December 10 pm.</text:p>
      <text:p text:style-name="P33"/>
      <text:p text:style-name="P33">Beginning of the presentations: 11<text:span text:style-name="T29">th</text:span> Decemb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0T17:57:28.800389729</meta:creation-date>
    <dc:date>2023-11-19T11:20:12.008899334</dc:date>
    <meta:editing-duration>P3DT23H39M48S</meta:editing-duration>
    <meta:editing-cycles>9</meta:editing-cycles>
    <meta:generator>LibreOffice/7.3.7.2$Linux_X86_64 LibreOffice_project/30$Build-2</meta:generator>
    <meta:document-statistic meta:table-count="2" meta:image-count="0" meta:object-count="0" meta:page-count="6" meta:paragraph-count="147" meta:word-count="1993" meta:character-count="11659" meta:non-whitespace-character-count="9838"/>
  </office:meta>
</office:document-meta>
</file>